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Courier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Courier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officeooo:rsid="000a19a2" style:font-name-asian="Courier" style:font-size-asian="12pt" style:font-name-complex="Courier" style:font-size-complex="12pt"/>
    </style:style>
    <style:style style:name="T3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4" style:family="text">
      <style:text-properties fo:color="#000000" style:font-name="Courier" fo:font-size="12pt" fo:font-weight="bold" officeooo:rsid="000a19a2" style:font-name-asian="Courier" style:font-size-asian="12pt" style:font-weight-asian="bold" style:font-name-complex="Courier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ile (c ! = eof) {</text:p>
      <text:p text:style-name="P2">s = move(s,c);</text:p>
      <text:p text:style-name="P2">c := ;</text:p>
      <text:p text:style-name="P2">If (c = = <text:s/>)</text:p>
      <text:p text:style-name="P2">state = 1;</text:p>
      <text:p text:style-name="P2">else if (c = = <text:s/>)</text:p>
      <text:p text:style-name="P2">state = 5;</text:p>
      <text:p text:style-name="P2">else if (c = = )</text:p>
      <text:p text:style-name="P2">state = 6;</text:p>
      <text:p text:style-name="P2">}</text:p>
      <text:p text:style-name="P2">If (s = F )</text:p>
      <text:p text:style-name="P3"><text:span text:style-name="T1">return “</text:span><text:span text:style-name="T2">yes”</text:span><text:span text:style-name="T1">;</text:span></text:p>
      <text:p text:style-name="P2">else</text:p>
      <text:p text:style-name="P3"><text:span text:style-name="T1">return “</text:span><text:span text:style-name="T2">no” </text:span><text:span text:style-name="T1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16:02:28.245810913</dc:date>
    <meta:document-statistic meta:table-count="0" meta:image-count="0" meta:object-count="0" meta:page-count="1" meta:paragraph-count="14" meta:word-count="50" meta:character-count="156" meta:non-whitespace-character-count="118"/>
    <meta:generator>LibreOffice/4.2.8.2$Linux_X86_64 LibreOffice_project/420m0$Build-2</meta:generator>
  </office:meta>
</office:document-meta>
</file>